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67b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7a1" officeooo:paragraph-rsid="001a1f0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930d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fo:background-color="#ffff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fo:font-weight="bold" officeooo:rsid="0021c6ab" officeooo:paragraph-rsid="002088b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16b0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fo:font-weight="normal" officeooo:rsid="00116b0a" officeooo:paragraph-rsid="00116b0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237c10" officeooo:paragraph-rsid="00237c10" style:font-weight-asian="normal" style:font-weight-complex="normal"/>
    </style:style>
    <style:style style:name="P13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1e512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fo:background-color="#ffff0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64a6a" fo:background-color="#ffff0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1327a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officeooo:rsid="0021c6ab"/>
    </style:style>
    <style:style style:name="T8" style:family="text">
      <style:text-properties officeooo:rsid="00237c10"/>
    </style:style>
    <style:style style:name="T9" style:family="text">
      <style:text-properties officeooo:rsid="0024d3d5"/>
    </style:style>
    <style:style style:name="T10" style:family="text">
      <style:text-properties officeooo:rsid="002d03e5"/>
    </style:style>
    <style:style style:name="T11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ZANIA-ITALY</text:p>
      <text:p text:style-name="P1"/>
      <text:p text:style-name="P5">Rampelli <text:span text:style-name="T7">et al., </text:span>2015. <text:span text:style-name="T6">PRJNA278393:</text:span></text:p>
      <text:p text:style-name="P2"/>
      <text:list xml:id="list1778641772" text:style-name="WWNum1">
        <text:list-item>
          <text:p text:style-name="P13"><text:span text:style-name="T4">Reference</text:span>: <text:s/>Rampelli, S., Schnorr, S. L., Consolandi, C., Turroni, S., Severgnini, M., Peano, C., ... &amp; Candela, M. (2015). Metagenome sequencing of the Hadza hunter-gatherer gut microbiota. Current Biology, 25(13), 1682-1693. <text:a xlink:type="simple" xlink:href="https://doi.org/10.1016/j.cub.2015.04.055" text:style-name="Internet_20_link" text:visited-style-name="Visited_20_Internet_20_Link">https://doi.org/10.1016/j.cub.2015.04.055</text:a></text:p>
          <text:p text:style-name="P14"/>
        </text:list-item>
        <text:list-item>
          <text:p text:style-name="P15"><text:span text:style-name="T4">Description</text:span>:</text:p>
          <text:list>
            <text:list-item>
              <text:p text:style-name="P15"><text:span text:style-name="T1">Tipo Dataset</text:span>: Poblacional.</text:p>
            </text:list-item>
            <text:list-item>
              <text:p text:style-name="P15"><text:span text:style-name="T1">Estado Individuos</text:span>:<text:span text:style-name="T3"> Healthy</text:span></text:p>
            </text:list-item>
            <text:list-item>
              <text:p text:style-name="P15"><text:span text:style-name="T1">Antes Filtros</text:span>:</text:p>
              <text:list>
                <text:list-item>
                  <text:p text:style-name="P15"><text:span text:style-name="T1">N.º Muestras=Nº Individuos</text:span>: Si (<text:span text:style-name="T8">38</text:span> muestras/ <text:span text:style-name="T8">38</text:span> individuos).</text:p>
                </text:list-item>
                <text:list-item>
                  <text:p text:style-name="P15"><text:span text:style-name="T5">N.º FASTQs=N.º SampleAccessions</text:span>: Si (<text:span text:style-name="T8">38</text:span> PAIRED/ <text:span text:style-name="T8">38</text:span> SampleAccessions).</text:p>
                </text:list-item>
              </text:list>
            </text:list-item>
            <text:list-item>
              <text:p text:style-name="P16">Particularidades Procesado: No. </text:p>
            </text:list-item>
          </text:list>
        </text:list-item>
      </text:list>
      <text:p text:style-name="P6"/>
      <text:p text:style-name="P12">Aquí <text:span text:style-name="T9">se presentan</text:span> los resultados del análisis metagenómico GM para cazadores-recolectores Hadza y adultos italianos urbanos occidentales.</text:p>
      <text:p text:style-name="P3"/>
      <text:p text:style-name="P18"><text:span text:style-name="T10">NO</text:span> HABRÍA QUE JUNTAR LOS FASTQS.<text:span text:style-name="T11"> </text:span></text:p>
      <text:p text:style-name="P3"/>
      <text:p text:style-name="P3"/>
      <text:p text:style-name="P4"><text:span text:style-name="T2">Script CHECK</text:span>:</text:p>
      <text:p text:style-name="P7"/>
      <text:p text:style-name="P10"/>
      <text:p text:style-name="P10">Run Stats:</text:p>
      <text:p text:style-name="P11"/>
      <text:p text:style-name="P7">1) Number of run_accessions: 38</text:p>
      <text:p text:style-name="P7">2) Appearances per scientific_name(tax_id):</text:p>
      <text:p text:style-name="P7"><text:s text:c="15"/>unique_values <text:s/>counts</text:p>
      <text:p text:style-name="P7">human gut metagenome(408170) <text:s text:c="5"/>38</text:p>
      <text:p text:style-name="P7">3) Appearances per instrument_model(instrument_platform):</text:p>
      <text:p text:style-name="P7"><text:s text:c="25"/>unique_values <text:s/>counts</text:p>
      <text:p text:style-name="P7">Illumina Genome Analyzer IIx(ILLUMINA) <text:s text:c="5"/>38</text:p>
      <text:p text:style-name="P7">4) Appearances per library_layout:</text:p>
      <text:p text:style-name="P7">unique_values <text:s/>counts</text:p>
      <text:p text:style-name="P7"><text:s text:c="7"/>PAIRED <text:s text:c="5"/>38</text:p>
      <text:p text:style-name="P7">5) Appearances per library_strategy+library_source:</text:p>
      <text:p text:style-name="P7"><text:s text:c="2"/>unique_values <text:s/>counts</text:p>
      <text:p text:style-name="P8">WGS+METAGENOMIC <text:s text:c="5"/>38</text:p>
      <text:p text:style-name="P10"/>
      <text:p text:style-name="P10">Sample Stats:</text:p>
      <text:p text:style-name="P7"/>
      <text:p text:style-name="P7">1) Stats for "sample_accession":</text:p>
      <text:p text:style-name="P7">1.1) Number of unique samples for "sample_accession": 38</text:p>
      <text:p text:style-name="P7">1.2) Samples per scientific_name(tax_id) in "sample_accession":</text:p>
      <text:p text:style-name="P7"><text:s text:c="22"/>values <text:s/>counts</text:p>
      <text:p text:style-name="P7">human gut metagenome(408170) <text:s text:c="5"/>38</text:p>
      <text:p text:style-name="P7">1.3) Samples per instrument_model(instrument_platform) in "sample_accession":</text:p>
      <text:p text:style-name="P7"><text:s text:c="32"/>values <text:s/>counts</text:p>
      <text:p text:style-name="P7">Illumina Genome Analyzer IIx(ILLUMINA) <text:s text:c="5"/>38</text:p>
      <text:p text:style-name="P7">1.4) Samples per library_layout in "sample_accession":</text:p>
      <text:p text:style-name="P7"><text:soft-page-break/>values <text:s/>counts</text:p>
      <text:p text:style-name="P7">PAIRED <text:s text:c="5"/>38</text:p>
      <text:p text:style-name="P7">1.5) Samples per library_strategy+library_source in "sample_accession":</text:p>
      <text:p text:style-name="P7"><text:s text:c="9"/>values <text:s/>counts</text:p>
      <text:p text:style-name="P8">WGS+METAGENOMIC <text:s text:c="5"/>3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6:47:07.177414657</dc:date>
    <meta:editing-duration>PT3H7M7S</meta:editing-duration>
    <meta:editing-cycles>18</meta:editing-cycles>
    <meta:document-statistic meta:table-count="0" meta:image-count="0" meta:object-count="0" meta:page-count="2" meta:paragraph-count="43" meta:word-count="203" meta:character-count="1830" meta:non-whitespace-character-count="1515"/>
  </office:meta>
</office:document-meta>
</file>